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Feb 2026</text:p>
      <text:p text:style-name="P1"/>
      <text:p text:style-name="P1">Schopenhauer German philosopher</text:p>
      <text:p text:style-name="P1"/>
      <text:p text:style-name="P1">I have heard the name of course but thats about all until today.</text:p>
      <text:p text:style-name="P1"/>
      <text:p text:style-name="P1"><text:a xlink:type="simple" xlink:href="https://www.youtube.com/watch?v=uJXyKBirfKQ" text:style-name="Internet_20_link" text:visited-style-name="Visited_20_Internet_20_Link">How Socializing Slowly Destroys Your Mind | Schopenhauer</text:a> </text:p>
      <text:p text:style-name="P1"/>
      <text:p text:style-name="P1">Very interesting YouTube video. Introduction to Schopenhauer. The dynamic tension between solitude and society. For Schopenhauer society means compromise. One has to self censor and compromise in order to keep the peace and not cause offence and not be rejected by the social order. Of course then Rousseau sticks his head above the parapet and argues for the absolute necessity of what he calls the social contract! Man cannot survive in solitude....eg Durkheim calls it the division of labour. So as per usual the conflict between opposing ideas and interpretations....</text:p>
      <text:p text:style-name="P1"/>
      <text:p text:style-name="P1"><text:a xlink:type="simple" xlink:href="https://ia802900.us.archive.org/7/items/the-complete-works-of-arthur-schopenhauer/The%20Complete%20Works%20of%20Arthur%20Schopenhauer.pdf" text:style-name="Internet_20_link" text:visited-style-name="Visited_20_Internet_20_Link">The Complete Works of Arthur Schopenhauer</text:a> </text:p>
      <text:p text:style-name="P1"/>
      <text:p text:style-name="P1">Yet another philosopher to learn. And then learn the rebuttals. And then decide on which interpretation to go with if any. Same with religion....eg infant baptism....some believe in infant baptism and present their arguments ( to be clear most people seem to think that a argument is a row, it is is not....a argument in this sense is a set of reasoned propositions declared to prove or demonstrate a point) again eg the “arguments” for and against infant baptism. Or any other philosphical theological ,political ,scientific et al ad nauseum position. As in a court of law, if “justice” is to be done there is a defense and a prosecution. Both sides present their “argu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2-21T10:48:49.79</meta:creation-date>
    <dc:date>2026-02-21T11:20:51.60</dc:date>
    <meta:editing-duration>PT26M7S</meta:editing-duration>
    <meta:editing-cycles>3</meta:editing-cycles>
    <meta:generator>OpenOffice/4.1.15$Win32 OpenOffice.org_project/4115m2$Build-9813</meta:generator>
    <meta:document-statistic meta:table-count="0" meta:image-count="0" meta:object-count="0" meta:page-count="1" meta:paragraph-count="7" meta:word-count="238" meta:character-count="1454"/>
  </office:meta>
</office:document-meta>
</file>